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figuration.getObjectStr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Bind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setObjectStringConverter( ObjectStringConverter objectString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setClassNameAttribute( String class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setValueSuppressionStrategy( ValueSuppressionStrategy valueSuppress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getValueSuppres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getClass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getMap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BindingConfiguration( ObjectStringConverter objectStringConverter , boolean map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gConfiguration.setMapIDs( boolean map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getIdMapp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figuration.setIdMappingStrategy( IdStoringStrategy idMapp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